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677cm"/>
    </style:style>
    <style:style style:name="co3" style:family="table-column">
      <style:table-column-properties fo:break-before="auto" style:column-width="7.99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Calibri" fo:font-size="12pt" fo:language="en" fo:country="US" fo:font-weight="bold" style:font-name-asian="Lucida Sans Unicode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Calibri" fo:font-size="12pt" fo:language="en" fo:country="US" fo:font-weight="bold" style:font-name-asian="Lucida Sans Unicode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4" style:family="table-cell" style:parent-style-name="Default" style:data-style-name="N37">
      <style:text-properties style:font-name="Calibri" fo:font-size="12pt" fo:language="en" fo:country="US" fo:font-weight="bold" style:font-name-asian="Lucida Sans Unicode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5" style:family="table-cell" style:parent-style-name="Default">
      <style:text-properties style:font-name="Calibri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7">
      <style:text-properties style:font-name="Calibri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2" style:family="table-cell" style:parent-style-name="Default" style:data-style-name="N107"/>
    <style:style style:name="ce13" style:family="table-cell" style:parent-style-name="Default">
      <style:table-cell-properties fo:background-color="#dddddd" style:text-align-source="fix" style:repeat-content="false"/>
      <style:paragraph-properties fo:text-align="justify" fo:margin-left="0cm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1"/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37"/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7" table:number-rows-spanned="1">
            <text:p>Fragebogen</text:p>
          </table:table-cell>
          <table:covered-table-cell table:number-columns-repeated="6" table:style-name="ce10"/>
          <table:table-cell table:style-name="ce18" office:value-type="string" table:number-columns-spanned="2" table:number-rows-spanned="1">
            <text:p>Antwortmöglichkeiten</text:p>
          </table:table-cell>
          <table:covered-table-cell/>
          <table:table-cell table:number-columns-repeated="2"/>
        </table:table-row>
        <table:table-row table:style-name="ro1">
          <table:table-cell table:style-name="ce2" office:value-type="string" table:number-columns-spanned="7" table:number-rows-spanned="1">
            <text:p>1.<text:tab/>Wie gut hat das Schießen mit Pfeil und Bogen funktioniert?</text:p>
          </table:table-cell>
          <table:covered-table-cell table:number-columns-repeated="6"/>
          <table:table-cell table:style-name="ce19" office:value-type="string" table:number-columns-spanned="2" table:number-rows-spanned="1">
            <text:p>1 – 5</text:p>
          </table:table-cell>
          <table:covered-table-cell/>
          <table:table-cell table:number-columns-repeated="2"/>
        </table:table-row>
        <table:table-row table:style-name="ro2">
          <table:table-cell table:style-name="ce3" office:value-type="string" table:number-columns-spanned="7" table:number-rows-spanned="1">
            <text:p>2.<text:tab/>Wie gut hat die Fortbewegung funktioniert?</text:p>
          </table:table-cell>
          <table:covered-table-cell table:number-columns-repeated="6" table:style-name="ce11"/>
          <table:table-cell table:style-name="ce19" office:value-type="string" table:number-columns-spanned="2" table:number-rows-spanned="1">
            <text:p>1 – 5</text:p>
          </table:table-cell>
          <table:covered-table-cell/>
          <table:table-cell table:number-columns-repeated="2"/>
        </table:table-row>
        <table:table-row table:style-name="ro1">
          <table:table-cell table:style-name="ce2" office:value-type="string" table:number-columns-spanned="7" table:number-rows-spanned="1">
            <text:p>3.<text:tab/>Wie gut hat das Zaubern funktioniert?</text:p>
          </table:table-cell>
          <table:covered-table-cell table:number-columns-repeated="6"/>
          <table:table-cell office:value-type="string" table:number-columns-spanned="2" table:number-rows-spanned="1">
            <text:p>1 – 5</text:p>
          </table:table-cell>
          <table:covered-table-cell/>
          <table:table-cell table:number-columns-repeated="2"/>
        </table:table-row>
        <table:table-row table:style-name="ro1">
          <table:table-cell table:style-name="ce2" office:value-type="string" table:number-columns-spanned="7" table:number-rows-spanned="1">
            <text:p>4.<text:tab/>Hast du verstanden, wie sich mindestens ein Zauber reproduzieren ließ?</text:p>
          </table:table-cell>
          <table:covered-table-cell table:number-columns-repeated="6"/>
          <table:table-cell office:value-type="string" table:number-columns-spanned="2" table:number-rows-spanned="1">
            <text:p>JA / NEIN</text:p>
          </table:table-cell>
          <table:covered-table-cell/>
          <table:table-cell table:number-columns-repeated="2"/>
        </table:table-row>
        <table:table-row table:style-name="ro1">
          <table:table-cell table:style-name="ce4" office:value-type="string" table:number-columns-spanned="7" table:number-rows-spanned="1">
            <text:p>5.<text:tab/>Hast du verstanden, wie sich mehrere Zauber reproduzieren ließen?</text:p>
          </table:table-cell>
          <table:covered-table-cell table:number-columns-repeated="6"/>
          <table:table-cell office:value-type="string" table:number-columns-spanned="2" table:number-rows-spanned="1">
            <text:p>JA / NEIN</text:p>
          </table:table-cell>
          <table:covered-table-cell/>
          <table:table-cell table:number-columns-repeated="2"/>
        </table:table-row>
        <table:table-row table:style-name="ro1">
          <table:table-cell table:style-name="ce5" office:value-type="string" table:number-columns-spanned="7" table:number-rows-spanned="1">
            <text:p>6. <text:s text:c="3"/>Ist dir schlecht geworden?</text:p>
          </table:table-cell>
          <table:covered-table-cell table:number-columns-repeated="6"/>
          <table:table-cell office:value-type="string" table:number-columns-spanned="2" table:number-rows-spanned="1">
            <text:p>JA / NEIN</text:p>
          </table:table-cell>
          <table:covered-table-cell/>
          <table:table-cell table:number-columns-repeated="2"/>
        </table:table-row>
        <table:table-row table:style-name="ro1">
          <table:table-cell table:style-name="ce5" office:value-type="string" table:number-columns-spanned="7" table:number-rows-spanned="1">
            <text:p>7. <text:s text:c="3"/>Hast du das Ziel des Spieles verstanden?</text:p>
          </table:table-cell>
          <table:covered-table-cell table:number-columns-repeated="6"/>
          <table:table-cell office:value-type="string" table:number-columns-spanned="2" table:number-rows-spanned="1">
            <text:p>JA / NEIN</text:p>
          </table:table-cell>
          <table:covered-table-cell/>
          <table:table-cell table:number-columns-repeated="2"/>
        </table:table-row>
        <table:table-row table:style-name="ro1">
          <table:table-cell table:style-name="ce6" office:value-type="string" table:number-columns-spanned="7" table:number-rows-spanned="1">
            <text:p>8. <text:s text:c="3"/>Hat das Spielen Spaß gemacht?</text:p>
          </table:table-cell>
          <table:covered-table-cell table:number-columns-repeated="6" table:style-name="ce12"/>
          <table:table-cell office:value-type="string" table:number-columns-spanned="2" table:number-rows-spanned="1">
            <text:p>1 – 5</text:p>
          </table:table-cell>
          <table:covered-table-cell/>
          <table:table-cell table:number-columns-repeated="2"/>
        </table:table-row>
        <table:table-row table:style-name="ro3" table:number-rows-repeated="3">
          <table:table-cell table:number-columns-repeated="11"/>
        </table:table-row>
        <table:table-row table:style-name="ro3">
          <table:table-cell table:style-name="ce7" office:value-type="string" table:number-columns-spanned="5" table:number-rows-spanned="1">
            <text:p>Antwortmöglichkeiten</text:p>
          </table:table-cell>
          <table:covered-table-cell table:style-name="ce7"/>
          <table:covered-table-cell table:number-columns-repeated="2" table:style-name="ce15"/>
          <table:covered-table-cell/>
          <table:table-cell table:number-columns-repeated="6"/>
        </table:table-row>
        <table:table-row table:style-name="ro3">
          <table:table-cell table:style-name="ce8" office:value-type="string" table:number-columns-spanned="2" table:number-rows-spanned="1">
            <text:p>Sehr Schlecht</text:p>
          </table:table-cell>
          <table:covered-table-cell table:style-name="ce8"/>
          <table:table-cell table:style-name="ce10" office:value-type="float" office:value="1">
            <text:p>1</text:p>
          </table:table-cell>
          <table:table-cell table:style-name="ce10" office:value-type="string">
            <text:p>NEIN</text:p>
          </table:table-cell>
          <table:table-cell table:style-name="ce16" office:value-type="percentage" office:value="0">
            <text:p>0,00%</text:p>
          </table:table-cell>
          <table:table-cell table:number-columns-repeated="6"/>
        </table:table-row>
        <table:table-row table:style-name="ro3">
          <table:table-cell table:style-name="ce8" office:value-type="string" table:number-columns-spanned="2" table:number-rows-spanned="1">
            <text:p>Schlecht</text:p>
          </table:table-cell>
          <table:covered-table-cell table:style-name="ce8"/>
          <table:table-cell table:style-name="ce10" office:value-type="float" office:value="2">
            <text:p>2</text:p>
          </table:table-cell>
          <table:table-cell table:style-name="ce10"/>
          <table:table-cell table:style-name="ce16" office:value-type="percentage" office:value="0.25">
            <text:p>25,00%</text:p>
          </table:table-cell>
          <table:table-cell table:number-columns-repeated="6"/>
        </table:table-row>
        <table:table-row table:style-name="ro3">
          <table:table-cell table:style-name="ce8" office:value-type="string" table:number-columns-spanned="2" table:number-rows-spanned="1">
            <text:p>Mittelmäßig</text:p>
          </table:table-cell>
          <table:covered-table-cell table:style-name="ce8"/>
          <table:table-cell table:style-name="ce10" office:value-type="float" office:value="3">
            <text:p>3</text:p>
          </table:table-cell>
          <table:table-cell table:style-name="ce10"/>
          <table:table-cell table:style-name="ce16" office:value-type="percentage" office:value="0.5">
            <text:p>50,00%</text:p>
          </table:table-cell>
          <table:table-cell table:number-columns-repeated="6"/>
        </table:table-row>
        <table:table-row table:style-name="ro3">
          <table:table-cell table:style-name="ce8" office:value-type="string" table:number-columns-spanned="2" table:number-rows-spanned="1">
            <text:p>Gut</text:p>
          </table:table-cell>
          <table:covered-table-cell table:style-name="ce8"/>
          <table:table-cell table:style-name="ce10" office:value-type="float" office:value="4">
            <text:p>4</text:p>
          </table:table-cell>
          <table:table-cell table:style-name="ce10"/>
          <table:table-cell table:style-name="ce16" office:value-type="percentage" office:value="0.75">
            <text:p>75,00%</text:p>
          </table:table-cell>
          <table:table-cell table:number-columns-repeated="6"/>
        </table:table-row>
        <table:table-row table:style-name="ro3">
          <table:table-cell table:style-name="ce8" office:value-type="string" table:number-columns-spanned="2" table:number-rows-spanned="1">
            <text:p>Sehr Gut</text:p>
          </table:table-cell>
          <table:covered-table-cell table:style-name="ce8"/>
          <table:table-cell table:style-name="ce10" office:value-type="float" office:value="5">
            <text:p>5</text:p>
          </table:table-cell>
          <table:table-cell table:style-name="ce10" office:value-type="string">
            <text:p>JA</text:p>
          </table:table-cell>
          <table:table-cell table:style-name="ce16" office:value-type="percentage" office:value="1">
            <text:p>100,00%</text:p>
          </table:table-cell>
          <table:table-cell table:number-columns-repeated="6"/>
        </table:table-row>
        <table:table-row table:style-name="ro3" table:number-rows-repeated="7">
          <table:table-cell table:number-columns-repeated="11"/>
        </table:table-row>
        <table:table-row table:style-name="ro3">
          <table:table-cell table:style-name="ce9" office:value-type="string" table:number-columns-spanned="9" table:number-rows-spanned="1">
            <text:p>Test 1</text:p>
          </table:table-cell>
          <table:covered-table-cell table:number-columns-repeated="6" table:style-name="ce13"/>
          <table:covered-table-cell table:number-columns-repeated="2" table:style-name="ce8"/>
          <table:table-cell table:style-name="ce20" office:value-type="string">
            <text:p>Modulare Zauber</text:p>
          </table:table-cell>
          <table:table-cell/>
        </table:table-row>
        <table:table-row table:style-name="ro3">
          <table:table-cell table:style-name="ce9" office:value-type="string">
            <text:p>Testperson</text:p>
          </table:table-cell>
          <table:table-cell table:style-name="ce9" office:value-type="string">
            <text:p>Antwort 1</text:p>
          </table:table-cell>
          <table:table-cell table:style-name="ce9" office:value-type="string">
            <text:p>Antwort 2</text:p>
          </table:table-cell>
          <table:table-cell table:style-name="ce9" office:value-type="string">
            <text:p>Antwort <text:s/>3</text:p>
          </table:table-cell>
          <table:table-cell table:style-name="ce9" office:value-type="string">
            <text:p>Antwort 4</text:p>
          </table:table-cell>
          <table:table-cell table:style-name="ce9" office:value-type="string">
            <text:p>Antwort 5</text:p>
          </table:table-cell>
          <table:table-cell table:style-name="ce9" office:value-type="string">
            <text:p>Antwort 6</text:p>
          </table:table-cell>
          <table:table-cell table:style-name="ce9" office:value-type="string">
            <text:p>Antwort 7</text:p>
          </table:table-cell>
          <table:table-cell table:style-name="ce9" office:value-type="string">
            <text:p>Antwort 8</text:p>
          </table:table-cell>
          <table:table-cell table:number-columns-repeated="2"/>
        </table:table-row>
        <table:table-row table:style-name="ro3">
          <table:table-cell table:style-name="ce9" office:value-type="float" office:value="1">
            <text:p>1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number-columns-repeated="4" table:style-name="ce10" office:value-type="string">
            <text:p>NEIN</text:p>
          </table:table-cell>
          <table:table-cell table:style-name="ce10" office:value-type="float" office:value="5">
            <text:p>5</text:p>
          </table:table-cell>
          <table:table-cell office:value-type="string">
            <text:p>insgesamt 3 Level (Fortbewegung/Zaubern/ Gegner)</text:p>
          </table:table-cell>
          <table:table-cell/>
        </table:table-row>
        <table:table-row table:style-name="ro3">
          <table:table-cell table:style-name="ce9" office:value-type="float" office:value="2">
            <text:p>2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number-columns-repeated="4" table:style-name="ce10" office:value-type="string">
            <text:p>NEIN</text:p>
          </table:table-cell>
          <table:table-cell table:style-name="ce10" office:value-type="float" office:value="5">
            <text:p>5</text:p>
          </table:table-cell>
          <table:table-cell office:value-type="string">
            <text:p>Sehr Sensible Bewegungserkennung</text:p>
          </table:table-cell>
          <table:table-cell/>
        </table:table-row>
        <table:table-row table:style-name="ro3">
          <table:table-cell table:style-name="ce9" office:value-type="float" office:value="3">
            <text:p>3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number-columns-repeated="4" table:style-name="ce10" office:value-type="string">
            <text:p>NEIN</text:p>
          </table:table-cell>
          <table:table-cell table:style-name="ce10" office:value-type="float" office:value="5">
            <text:p>5</text:p>
          </table:table-cell>
          <table:table-cell office:value-type="string">
            <text:p>Zauberstab wechselt schnell wieder auf Ursprungszustand zurück</text:p>
          </table:table-cell>
          <table:table-cell/>
        </table:table-row>
        <table:table-row table:style-name="ro3">
          <table:table-cell table:style-name="ce9" office:value-type="float" office:value="4">
            <text:p>4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number-columns-repeated="3"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table:number-columns-repeated="2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number-columns-repeated="4" table:style-name="ce10" office:value-type="string">
            <text:p>NEIN</text:p>
          </table:table-cell>
          <table:table-cell table:style-name="ce10"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style-name="ce9" office:value-type="string" table:number-columns-spanned="9" table:number-rows-spanned="1">
            <text:p>Test 2</text:p>
          </table:table-cell>
          <table:covered-table-cell table:number-columns-repeated="6" table:style-name="ce11"/>
          <table:covered-table-cell table:number-columns-repeated="2"/>
          <table:table-cell office:value-type="string">
            <text:p>Modulare Zauber</text:p>
          </table:table-cell>
          <table:table-cell office:value-type="string">
            <text:p>Schweif an Pfeilspitze</text:p>
          </table:table-cell>
        </table:table-row>
        <table:table-row table:style-name="ro3">
          <table:table-cell table:style-name="ce9" office:value-type="string">
            <text:p>Testperson</text:p>
          </table:table-cell>
          <table:table-cell table:style-name="ce9" office:value-type="string">
            <text:p>Antwort 1</text:p>
          </table:table-cell>
          <table:table-cell table:style-name="ce9" office:value-type="string">
            <text:p>Antwort 2</text:p>
          </table:table-cell>
          <table:table-cell table:style-name="ce9" office:value-type="string">
            <text:p>Antwort <text:s/>3</text:p>
          </table:table-cell>
          <table:table-cell table:style-name="ce9" office:value-type="string">
            <text:p>Antwort 4</text:p>
          </table:table-cell>
          <table:table-cell table:style-name="ce9" office:value-type="string">
            <text:p>Antwort 5</text:p>
          </table:table-cell>
          <table:table-cell table:style-name="ce9" office:value-type="string">
            <text:p>Antwort 6</text:p>
          </table:table-cell>
          <table:table-cell table:style-name="ce9" office:value-type="string">
            <text:p>Antwort 7</text:p>
          </table:table-cell>
          <table:table-cell table:style-name="ce9" office:value-type="string">
            <text:p>Antwort 8</text:p>
          </table:table-cell>
          <table:table-cell office:value-type="string">
            <text:p>Tür mit anderer Animation Zauberstab Leicht schräg</text:p>
          </table:table-cell>
          <table:table-cell/>
        </table:table-row>
        <table:table-row table:style-name="ro3">
          <table:table-cell table:style-name="ce9" office:value-type="float" office:value="1">
            <text:p>1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number-columns-repeated="4" table:style-name="ce10" office:value-type="string">
            <text:p>NEIN</text:p>
          </table:table-cell>
          <table:table-cell table:style-name="ce10" office:value-type="float" office:value="5">
            <text:p>5</text:p>
          </table:table-cell>
          <table:table-cell office:value-type="string">
            <text:p>insgesamt 3 Level (Fortbewegung/Zaubern/ Gegner)</text:p>
          </table:table-cell>
          <table:table-cell/>
        </table:table-row>
        <table:table-row table:style-name="ro3">
          <table:table-cell table:style-name="ce9" office:value-type="float" office:value="2">
            <text:p>2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number-columns-repeated="3"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office:value-type="string">
            <text:p>Weniger Sensible Bewegungserkennung</text:p>
          </table:table-cell>
          <table:table-cell/>
        </table:table-row>
        <table:table-row table:style-name="ro3">
          <table:table-cell table:style-name="ce9" office:value-type="float" office:value="3">
            <text:p>3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JA</text:p>
          </table:table-cell>
          <table:table-cell table:number-columns-repeated="3" table:style-name="ce10" office:value-type="string">
            <text:p>NEIN</text:p>
          </table:table-cell>
          <table:table-cell table:style-name="ce10" office:value-type="float" office:value="5">
            <text:p>5</text:p>
          </table:table-cell>
          <table:table-cell office:value-type="string">
            <text:p>Zauberstab wechselt nach 10 Sekunden wieder auf Ursprungszustand zurück</text:p>
          </table:table-cell>
          <table:table-cell/>
        </table:table-row>
        <table:table-row table:style-name="ro3">
          <table:table-cell table:style-name="ce9" office:value-type="float" office:value="4">
            <text:p>4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JA</text:p>
          </table:table-cell>
          <table:table-cell table:number-columns-repeated="2"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table:number-columns-repeated="2"/>
        </table:table-row>
        <table:table-row table:style-name="ro3">
          <table:table-cell table:style-name="ce9" office:value-type="float" office:value="5">
            <text:p>5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number-columns-repeated="3"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table:number-columns-repeated="2"/>
        </table:table-row>
        <table:table-row table:style-name="ro3">
          <table:table-cell table:style-name="ce9" office:value-type="string" table:number-columns-spanned="9" table:number-rows-spanned="1">
            <text:p>Test 3</text:p>
          </table:table-cell>
          <table:covered-table-cell table:number-columns-repeated="6" table:style-name="ce11"/>
          <table:covered-table-cell table:number-columns-repeated="2"/>
          <table:table-cell office:value-type="string">
            <text:p>Modulare Zauber</text:p>
          </table:table-cell>
          <table:table-cell office:value-type="string">
            <text:p>Schweif an Pfeilspitze</text:p>
          </table:table-cell>
        </table:table-row>
        <table:table-row table:style-name="ro3">
          <table:table-cell table:style-name="ce9" office:value-type="string">
            <text:p>Testperson</text:p>
          </table:table-cell>
          <table:table-cell table:style-name="ce9" office:value-type="string">
            <text:p>Antwort 1</text:p>
          </table:table-cell>
          <table:table-cell table:style-name="ce9" office:value-type="string">
            <text:p>Antwort 2</text:p>
          </table:table-cell>
          <table:table-cell table:style-name="ce9" office:value-type="string">
            <text:p>Antwort <text:s/>3</text:p>
          </table:table-cell>
          <table:table-cell table:style-name="ce9" office:value-type="string">
            <text:p>Antwort 4</text:p>
          </table:table-cell>
          <table:table-cell table:style-name="ce9" office:value-type="string">
            <text:p>Antwort 5</text:p>
          </table:table-cell>
          <table:table-cell table:style-name="ce9" office:value-type="string">
            <text:p>Antwort 6</text:p>
          </table:table-cell>
          <table:table-cell table:style-name="ce9" office:value-type="string">
            <text:p>Antwort 7</text:p>
          </table:table-cell>
          <table:table-cell table:style-name="ce9" office:value-type="string">
            <text:p>Antwort 8</text:p>
          </table:table-cell>
          <table:table-cell office:value-type="string">
            <text:p>Tür mit Animiertem Zauberstab Senkrecht</text:p>
          </table:table-cell>
          <table:table-cell office:value-type="string">
            <text:p>Glitzern und Sounds bei Zauberschritt</text:p>
          </table:table-cell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number-columns-repeated="2" table:style-name="ce10" office:value-type="string">
            <text:p>JA</text:p>
          </table:table-cell>
          <table:table-cell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office:value-type="string">
            <text:p>insgesamt 3 Level (Fortbewegung/Zaubern/ Gegner)</text:p>
          </table:table-cell>
          <table:table-cell office:value-type="string">
            <text:p>Farbiger Schweif in allerichtungen</text:p>
          </table:table-cell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JA</text:p>
          </table:table-cell>
          <table:table-cell table:number-columns-repeated="2"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4">
            <text:p>4</text:p>
          </table:table-cell>
          <table:table-cell office:value-type="string">
            <text:p>Weniger Sensible Bewegungserkennung</text:p>
          </table:table-cell>
          <table:table-cell/>
        </table:table-row>
        <table:table-row table:style-name="ro3">
          <table:table-cell table:style-name="ce9" office:value-type="float" office:value="3">
            <text:p>3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string">
            <text:p>JA</text:p>
          </table:table-cell>
          <table:table-cell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office:value-type="string">
            <text:p>Zauberstab wechselt nach 10 Sekunden wieder auf Ursprungszustand zurück</text:p>
          </table:table-cell>
          <table:table-cell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number-columns-repeated="2" table:style-name="ce10" office:value-type="float" office:value="4">
            <text:p>4</text:p>
          </table:table-cell>
          <table:table-cell table:number-columns-repeated="2" table:style-name="ce10" office:value-type="string">
            <text:p>JA</text:p>
          </table:table-cell>
          <table:table-cell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office:value-type="string">
            <text:p>Pfeil mit Sternspitze</text:p>
          </table:table-cell>
          <table:table-cell/>
        </table:table-row>
        <table:table-row table:style-name="ro3">
          <table:table-cell table:style-name="ce9" office:value-type="float" office:value="5">
            <text:p>5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JA</text:p>
          </table:table-cell>
          <table:table-cell table:number-columns-repeated="3" table:style-name="ce10" office:value-type="string">
            <text:p>NEIN</text:p>
          </table:table-cell>
          <table:table-cell table:style-name="ce10" office:value-type="float" office:value="5">
            <text:p>5</text:p>
          </table:table-cell>
          <table:table-cell table:number-columns-repeated="2"/>
        </table:table-row>
        <table:table-row table:style-name="ro3">
          <table:table-cell table:style-name="ce9" office:value-type="string" table:number-columns-spanned="9" table:number-rows-spanned="1">
            <text:p>Test 4</text:p>
          </table:table-cell>
          <table:covered-table-cell table:number-columns-repeated="8"/>
          <table:table-cell office:value-type="string">
            <text:p>Modulare Zauber</text:p>
          </table:table-cell>
          <table:table-cell office:value-type="string">
            <text:p>Schweif an Pfeilspitze</text:p>
          </table:table-cell>
        </table:table-row>
        <table:table-row table:style-name="ro3">
          <table:table-cell table:style-name="ce9" office:value-type="string">
            <text:p>Testperson</text:p>
          </table:table-cell>
          <table:table-cell table:style-name="ce9" office:value-type="string">
            <text:p>Antwort 1</text:p>
          </table:table-cell>
          <table:table-cell table:style-name="ce9" office:value-type="string">
            <text:p>Antwort 2</text:p>
          </table:table-cell>
          <table:table-cell table:style-name="ce9" office:value-type="string">
            <text:p>Antwort <text:s/>3</text:p>
          </table:table-cell>
          <table:table-cell table:style-name="ce9" office:value-type="string">
            <text:p>Antwort 4</text:p>
          </table:table-cell>
          <table:table-cell table:style-name="ce9" office:value-type="string">
            <text:p>Antwort 5</text:p>
          </table:table-cell>
          <table:table-cell table:style-name="ce9" office:value-type="string">
            <text:p>Antwort 6</text:p>
          </table:table-cell>
          <table:table-cell table:style-name="ce9" office:value-type="string">
            <text:p>Antwort 7</text:p>
          </table:table-cell>
          <table:table-cell table:style-name="ce9" office:value-type="string">
            <text:p>Antwort 8</text:p>
          </table:table-cell>
          <table:table-cell office:value-type="string">
            <text:p>Tür mit anderer Animation Zauberstab</text:p>
          </table:table-cell>
          <table:table-cell office:value-type="string">
            <text:p>Glitzern und Sounds bei Zauberschritt</text:p>
          </table:table-cell>
        </table:table-row>
        <table:table-row table:style-name="ro3">
          <table:table-cell table:style-name="ce9" office:value-type="float" office:value="1">
            <text:p>1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JA</text:p>
          </table:table-cell>
          <table:table-cell table:number-columns-repeated="2"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office:value-type="string">
            <text:p>Insgesamt 4 Level (Fortbewegung/Zaubern/ Gegner/Taktik)</text:p>
          </table:table-cell>
          <table:table-cell office:value-type="string">
            <text:p>Farbiger Schweif nur beim ersten Zauberschritt</text:p>
          </table:table-cell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JA</text:p>
          </table:table-cell>
          <table:table-cell table:number-columns-repeated="3" table:style-name="ce10" office:value-type="string">
            <text:p>NEIN</text:p>
          </table:table-cell>
          <table:table-cell table:style-name="ce10" office:value-type="float" office:value="4">
            <text:p>4</text:p>
          </table:table-cell>
          <table:table-cell office:value-type="string">
            <text:p>Weniger Sensible Bewegungserkennung</text:p>
          </table:table-cell>
          <table:table-cell/>
        </table:table-row>
        <table:table-row table:style-name="ro3">
          <table:table-cell table:style-name="ce9" office:value-type="float" office:value="3">
            <text:p>3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JA</text:p>
          </table:table-cell>
          <table:table-cell table:number-columns-repeated="2"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office:value-type="string">
            <text:p>Zauberstab wechselt nach 10 Sekunden wieder auf Ursprungszustand zurück</text:p>
          </table:table-cell>
          <table:table-cell/>
        </table:table-row>
        <table:table-row table:style-name="ro3">
          <table:table-cell table:style-name="ce9" office:value-type="float" office:value="4">
            <text:p>4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string">
            <text:p>JA</text:p>
          </table:table-cell>
          <table:table-cell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office:value-type="string">
            <text:p>Pfeil mit Sternspitze</text:p>
          </table:table-cell>
          <table:table-cell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number-columns-repeated="2" table:style-name="ce10" office:value-type="float" office:value="4">
            <text:p>4</text:p>
          </table:table-cell>
          <table:table-cell table:number-columns-repeated="2" table:style-name="ce10" office:value-type="string">
            <text:p>JA</text:p>
          </table:table-cell>
          <table:table-cell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table:number-columns-repeated="2"/>
        </table:table-row>
        <table:table-row table:style-name="ro3">
          <table:table-cell table:style-name="ce9" office:value-type="string" table:number-columns-spanned="9" table:number-rows-spanned="1">
            <text:p>Test 5</text:p>
          </table:table-cell>
          <table:covered-table-cell table:number-columns-repeated="8"/>
          <table:table-cell office:value-type="string">
            <text:p>Feste Zauber aus Liste</text:p>
          </table:table-cell>
          <table:table-cell office:value-type="string">
            <text:p>Schweif an Pfeilspitze</text:p>
          </table:table-cell>
        </table:table-row>
        <table:table-row table:style-name="ro3">
          <table:table-cell table:style-name="ce9" office:value-type="string">
            <text:p>Testperson</text:p>
          </table:table-cell>
          <table:table-cell table:style-name="ce9" office:value-type="string">
            <text:p>Antwort 1</text:p>
          </table:table-cell>
          <table:table-cell table:style-name="ce9" office:value-type="string">
            <text:p>Antwort 2</text:p>
          </table:table-cell>
          <table:table-cell table:style-name="ce9" office:value-type="string">
            <text:p>Antwort <text:s/>3</text:p>
          </table:table-cell>
          <table:table-cell table:style-name="ce9" office:value-type="string">
            <text:p>Antwort 4</text:p>
          </table:table-cell>
          <table:table-cell table:style-name="ce9" office:value-type="string">
            <text:p>Antwort 5</text:p>
          </table:table-cell>
          <table:table-cell table:style-name="ce9" office:value-type="string">
            <text:p>Antwort 6</text:p>
          </table:table-cell>
          <table:table-cell table:style-name="ce9" office:value-type="string">
            <text:p>Antwort 7</text:p>
          </table:table-cell>
          <table:table-cell table:style-name="ce9" office:value-type="string">
            <text:p>Antwort 8</text:p>
          </table:table-cell>
          <table:table-cell office:value-type="string">
            <text:p>Tür mit einem Farbigen Kreis und Symbol des zu verwendenden Zaubers</text:p>
          </table:table-cell>
          <table:table-cell office:value-type="string">
            <text:p>Glitzern und Sounds bei Zauberschritt</text:p>
          </table:table-cell>
        </table:table-row>
        <table:table-row table:style-name="ro3">
          <table:table-cell table:style-name="ce9" office:value-type="float" office:value="1">
            <text:p>1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string">
            <text:p>JA</text:p>
          </table:table-cell>
          <table:table-cell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office:value-type="string">
            <text:p>Insgesamt 4 Level (Fortbewegung/Zaubern/ Gegner/Taktik)</text:p>
          </table:table-cell>
          <table:table-cell office:value-type="string">
            <text:p>Farbiger Schweif nur beim ersten Zauberschritt</text:p>
          </table:table-cell>
        </table:table-row>
        <table:table-row table:style-name="ro3">
          <table:table-cell table:style-name="ce9" office:value-type="float" office:value="2">
            <text:p>2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string">
            <text:p>JA</text:p>
          </table:table-cell>
          <table:table-cell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office:value-type="string">
            <text:p>Weniger Sensible Bewegungserkennung</text:p>
          </table:table-cell>
          <table:table-cell/>
        </table:table-row>
        <table:table-row table:style-name="ro3">
          <table:table-cell table:style-name="ce9" office:value-type="float" office:value="3">
            <text:p>3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string">
            <text:p>JA</text:p>
          </table:table-cell>
          <table:table-cell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office:value-type="string">
            <text:p>Zauberstab wechselt nach 10 Sekunden wieder auf Ursprungszustand zurück</text:p>
          </table:table-cell>
          <table:table-cell/>
        </table:table-row>
        <table:table-row table:style-name="ro3">
          <table:table-cell table:style-name="ce9" office:value-type="float" office:value="4">
            <text:p>4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string">
            <text:p>JA</text:p>
          </table:table-cell>
          <table:table-cell table:number-columns-repeated="2" table:style-name="ce10" office:value-type="string">
            <text:p>NEIN</text:p>
          </table:table-cell>
          <table:table-cell table:style-name="ce10" office:value-type="float" office:value="5">
            <text:p>5</text:p>
          </table:table-cell>
          <table:table-cell office:value-type="string">
            <text:p>Pfeil mit Sternspitze</text:p>
          </table:table-cell>
          <table:table-cell/>
        </table:table-row>
        <table:table-row table:style-name="ro3">
          <table:table-cell table:style-name="ce9" office:value-type="float" office:value="5">
            <text:p>5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string">
            <text:p>JA</text:p>
          </table:table-cell>
          <table:table-cell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office:value-type="string">
            <text:p>Lesepult der einem einen Zauber beibringt</text:p>
          </table:table-cell>
          <table:table-cell/>
        </table:table-row>
        <table:table-row table:style-name="ro3">
          <table:table-cell table:style-name="ce9" office:value-type="string" table:number-columns-spanned="9" table:number-rows-spanned="1">
            <text:p>Test 6</text:p>
          </table:table-cell>
          <table:covered-table-cell table:number-columns-repeated="8"/>
          <table:table-cell office:value-type="string">
            <text:p>Feste Zauber aus Liste</text:p>
          </table:table-cell>
          <table:table-cell office:value-type="string">
            <text:p>Schweif an Pfeilspitze</text:p>
          </table:table-cell>
        </table:table-row>
        <table:table-row table:style-name="ro3">
          <table:table-cell table:style-name="ce9" office:value-type="string">
            <text:p>Testperson</text:p>
          </table:table-cell>
          <table:table-cell table:style-name="ce9" office:value-type="string">
            <text:p>Antwort 1</text:p>
          </table:table-cell>
          <table:table-cell table:style-name="ce9" office:value-type="string">
            <text:p>Antwort 2</text:p>
          </table:table-cell>
          <table:table-cell table:style-name="ce9" office:value-type="string">
            <text:p>Antwort <text:s/>3</text:p>
          </table:table-cell>
          <table:table-cell table:style-name="ce9" office:value-type="string">
            <text:p>Antwort 4</text:p>
          </table:table-cell>
          <table:table-cell table:style-name="ce9" office:value-type="string">
            <text:p>Antwort 5</text:p>
          </table:table-cell>
          <table:table-cell table:style-name="ce9" office:value-type="string">
            <text:p>Antwort 6</text:p>
          </table:table-cell>
          <table:table-cell table:style-name="ce9" office:value-type="string">
            <text:p>Antwort 7</text:p>
          </table:table-cell>
          <table:table-cell table:style-name="ce9" office:value-type="string">
            <text:p>Antwort 8</text:p>
          </table:table-cell>
          <table:table-cell office:value-type="string">
            <text:p>Tür mit einem Farbigen Kreis und Symbol des zu verwendenden Zaubers und Vorhängeschloss</text:p>
          </table:table-cell>
          <table:table-cell office:value-type="string">
            <text:p>Glitzern und Sounds bei Zauberschritt</text:p>
          </table:table-cell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number-columns-repeated="2" table:style-name="ce10" office:value-type="float" office:value="4">
            <text:p>4</text:p>
          </table:table-cell>
          <table:table-cell table:number-columns-repeated="2" table:style-name="ce10" office:value-type="string">
            <text:p>JA</text:p>
          </table:table-cell>
          <table:table-cell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office:value-type="string">
            <text:p>Insgesamt 5 Level (Fortbewegung/Zaubern/ Gegner/Taktik/Objekt manipulation)</text:p>
          </table:table-cell>
          <table:table-cell office:value-type="string">
            <text:p>Kein Farbiger Schweif</text:p>
          </table:table-cell>
        </table:table-row>
        <table:table-row table:style-name="ro3">
          <table:table-cell table:style-name="ce9" office:value-type="float" office:value="2">
            <text:p>2</text:p>
          </table:table-cell>
          <table:table-cell table:number-columns-repeated="3" table:style-name="ce10" office:value-type="float" office:value="5">
            <text:p>5</text:p>
          </table:table-cell>
          <table:table-cell table:number-columns-repeated="2" table:style-name="ce10" office:value-type="string">
            <text:p>JA</text:p>
          </table:table-cell>
          <table:table-cell table:number-columns-repeated="2" table:style-name="ce10" office:value-type="string">
            <text:p>NEIN</text:p>
          </table:table-cell>
          <table:table-cell table:style-name="ce10" office:value-type="float" office:value="5">
            <text:p>5</text:p>
          </table:table-cell>
          <table:table-cell office:value-type="string">
            <text:p>Weniger Sensible Bewegungserkennung</text:p>
          </table:table-cell>
          <table:table-cell/>
        </table:table-row>
        <table:table-row table:style-name="ro3">
          <table:table-cell table:style-name="ce9" office:value-type="float" office:value="3">
            <text:p>3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string">
            <text:p>JA</text:p>
          </table:table-cell>
          <table:table-cell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office:value-type="string">
            <text:p>Zauberstab wechselt nach 10 Sekunden wieder auf Ursprungszustand zurück</text:p>
          </table:table-cell>
          <table:table-cell>
            <draw:frame table:end-cell-address="Tabelle1.O85" table:end-x="1.453cm" table:end-y="0.067cm" draw:z-index="0" draw:style-name="gr1" draw:text-style-name="P1" svg:width="15.999cm" svg:height="8.999cm" svg:x="0.188cm" svg:y="0.1cm">
              <draw:object draw:notify-on-update-of-ranges="Tabelle1.A69:Tabelle1.A74 Tabelle1.B69:Tabelle1.B7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table:style-name="ce9" office:value-type="float" office:value="4">
            <text:p>4</text:p>
          </table:table-cell>
          <table:table-cell table:number-columns-repeated="3" table:style-name="ce10" office:value-type="float" office:value="5">
            <text:p>5</text:p>
          </table:table-cell>
          <table:table-cell table:number-columns-repeated="2" table:style-name="ce10" office:value-type="string">
            <text:p>JA</text:p>
          </table:table-cell>
          <table:table-cell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office:value-type="string">
            <text:p>Pfeil mit Sternspitze</text:p>
          </table:table-cell>
          <table:table-cell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float" office:value="5">
            <text:p>5</text:p>
          </table:table-cell>
          <table:table-cell table:number-columns-repeated="2" table:style-name="ce10" office:value-type="string">
            <text:p>JA</text:p>
          </table:table-cell>
          <table:table-cell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office:value-type="string">
            <text:p>Lesepult der einem einen Zauber beibringt</text:p>
          </table:table-cell>
          <table:table-cell/>
        </table:table-row>
        <table:table-row table:style-name="ro3">
          <table:table-cell table:style-name="ce9" office:value-type="string" table:number-columns-spanned="9" table:number-rows-spanned="1">
            <text:p>Auswertung</text:p>
          </table:table-cell>
          <table:covered-table-cell table:style-name="ce14"/>
          <table:covered-table-cell table:number-columns-repeated="7" table:style-name="ce8"/>
          <table:table-cell table:number-columns-repeated="2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 table:formula="of:=SUM([.B28:.B32])/5" office:value-type="float" office:value="4.4">
            <text:p>4,4</text:p>
          </table:table-cell>
          <table:table-cell table:style-name="ce10" table:formula="of:=SUM([.C28:.C32])/5" office:value-type="float" office:value="4.6">
            <text:p>4,6</text:p>
          </table:table-cell>
          <table:table-cell table:style-name="ce10" table:formula="of:=SUM([.D28:.D32])/5" office:value-type="float" office:value="1.2">
            <text:p>1,2</text:p>
          </table:table-cell>
          <table:table-cell table:number-columns-repeated="3" table:style-name="ce17" office:value-type="percentage" office:value="0">
            <text:p>0,00%</text:p>
          </table:table-cell>
          <table:table-cell table:style-name="ce17" office:value-type="percentage" office:value="0.2">
            <text:p>20,00%</text:p>
          </table:table-cell>
          <table:table-cell table:style-name="ce10" table:formula="of:=SUM([.I28:.I32])/5" office:value-type="float" office:value="4.8">
            <text:p>4,8</text:p>
          </table:table-cell>
          <table:table-cell table:number-columns-repeated="2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 table:formula="of:=SUM([.B35:.B39])/5" office:value-type="float" office:value="4.8">
            <text:p>4,8</text:p>
          </table:table-cell>
          <table:table-cell table:style-name="ce10" table:formula="of:=SUM([.C35:.C39])/5" office:value-type="float" office:value="4.8">
            <text:p>4,8</text:p>
          </table:table-cell>
          <table:table-cell table:style-name="ce10" table:formula="of:=SUM([.D35:.D39])/5" office:value-type="float" office:value="2.8">
            <text:p>2,8</text:p>
          </table:table-cell>
          <table:table-cell table:style-name="ce17" office:value-type="percentage" office:value="0.4">
            <text:p>40,00%</text:p>
          </table:table-cell>
          <table:table-cell table:number-columns-repeated="2" table:style-name="ce17" office:value-type="percentage" office:value="0">
            <text:p>0,00%</text:p>
          </table:table-cell>
          <table:table-cell table:style-name="ce17" office:value-type="percentage" office:value="0.6">
            <text:p>60,00%</text:p>
          </table:table-cell>
          <table:table-cell table:style-name="ce10" table:formula="of:=SUM([.I35:.I39])/5" office:value-type="float" office:value="5">
            <text:p>5</text:p>
          </table:table-cell>
          <table:table-cell table:number-columns-repeated="2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 table:formula="of:=SUM([.B42:.B46])/5" office:value-type="float" office:value="4.8">
            <text:p>4,8</text:p>
          </table:table-cell>
          <table:table-cell table:style-name="ce10" table:formula="of:=SUM([.C42:.C46])/5" office:value-type="float" office:value="4.6">
            <text:p>4,6</text:p>
          </table:table-cell>
          <table:table-cell table:style-name="ce10" table:formula="of:=SUM([.D42:.D46])/5" office:value-type="float" office:value="3">
            <text:p>3</text:p>
          </table:table-cell>
          <table:table-cell table:style-name="ce17" office:value-type="percentage" office:value="1">
            <text:p>100,00%</text:p>
          </table:table-cell>
          <table:table-cell table:style-name="ce17" office:value-type="percentage" office:value="0.6">
            <text:p>60,00%</text:p>
          </table:table-cell>
          <table:table-cell table:style-name="ce17" office:value-type="percentage" office:value="0">
            <text:p>0,00%</text:p>
          </table:table-cell>
          <table:table-cell table:style-name="ce17" office:value-type="percentage" office:value="0.8">
            <text:p>80,00%</text:p>
          </table:table-cell>
          <table:table-cell table:style-name="ce10" table:formula="of:=SUM([.I42:.I46])/5" office:value-type="float" office:value="4.8">
            <text:p>4,8</text:p>
          </table:table-cell>
          <table:table-cell table:number-columns-repeated="2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 table:formula="of:=SUM([.B49:.B53])/5" office:value-type="float" office:value="4.8">
            <text:p>4,8</text:p>
          </table:table-cell>
          <table:table-cell table:style-name="ce10" table:formula="of:=SUM([.C49:.C53])/5" office:value-type="float" office:value="4.8">
            <text:p>4,8</text:p>
          </table:table-cell>
          <table:table-cell table:style-name="ce10" table:formula="of:=SUM([.D49:.D53])/5" office:value-type="float" office:value="3">
            <text:p>3</text:p>
          </table:table-cell>
          <table:table-cell table:style-name="ce17" office:value-type="percentage" office:value="1">
            <text:p>100,00%</text:p>
          </table:table-cell>
          <table:table-cell table:style-name="ce17" office:value-type="percentage" office:value="0.4">
            <text:p>40,00%</text:p>
          </table:table-cell>
          <table:table-cell table:style-name="ce17" office:value-type="percentage" office:value="0">
            <text:p>0,00%</text:p>
          </table:table-cell>
          <table:table-cell table:style-name="ce17" office:value-type="percentage" office:value="0.8">
            <text:p>80,00%</text:p>
          </table:table-cell>
          <table:table-cell table:style-name="ce10" table:formula="of:=SUM([.I49:.I53])/5" office:value-type="float" office:value="4.8">
            <text:p>4,8</text:p>
          </table:table-cell>
          <table:table-cell table:number-columns-repeated="2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 table:formula="of:=SUM([.B56:.B60])/5" office:value-type="float" office:value="4.8">
            <text:p>4,8</text:p>
          </table:table-cell>
          <table:table-cell table:style-name="ce10" table:formula="of:=SUM([.C56:.C60])/5" office:value-type="float" office:value="4.8">
            <text:p>4,8</text:p>
          </table:table-cell>
          <table:table-cell table:style-name="ce10" table:formula="of:=SUM([.D56:.D60])/5" office:value-type="float" office:value="3.8">
            <text:p>3,8</text:p>
          </table:table-cell>
          <table:table-cell table:number-columns-repeated="2" table:style-name="ce17" office:value-type="percentage" office:value="1">
            <text:p>100,00%</text:p>
          </table:table-cell>
          <table:table-cell table:style-name="ce17" office:value-type="percentage" office:value="0">
            <text:p>0,00%</text:p>
          </table:table-cell>
          <table:table-cell table:style-name="ce17" office:value-type="percentage" office:value="0.8">
            <text:p>80,00%</text:p>
          </table:table-cell>
          <table:table-cell table:style-name="ce10" table:formula="of:=SUM([.I56:.I60])/5" office:value-type="float" office:value="5">
            <text:p>5</text:p>
          </table:table-cell>
          <table:table-cell table:number-columns-repeated="2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 table:formula="of:=SUM([.B63:.B67])/5" office:value-type="float" office:value="4.8">
            <text:p>4,8</text:p>
          </table:table-cell>
          <table:table-cell table:style-name="ce10" table:formula="of:=SUM([.C63:.C67])/5" office:value-type="float" office:value="4.8">
            <text:p>4,8</text:p>
          </table:table-cell>
          <table:table-cell table:style-name="ce10" table:formula="of:=SUM([.D63:.D67])/5" office:value-type="float" office:value="4.6">
            <text:p>4,6</text:p>
          </table:table-cell>
          <table:table-cell table:number-columns-repeated="2" table:style-name="ce17" office:value-type="percentage" office:value="1">
            <text:p>100,00%</text:p>
          </table:table-cell>
          <table:table-cell table:style-name="ce17" office:value-type="percentage" office:value="0">
            <text:p>0,00%</text:p>
          </table:table-cell>
          <table:table-cell table:style-name="ce17" office:value-type="percentage" office:value="0.8">
            <text:p>80,00%</text:p>
          </table:table-cell>
          <table:table-cell table:style-name="ce10" table:formula="of:=SUM([.I63:.I67])/5" office:value-type="float" office:value="5">
            <text:p>5</text:p>
          </table:table-cell>
          <table:table-cell table:number-columns-repeated="2"/>
        </table:table-row>
        <table:table-row table:style-name="ro3" table:number-rows-repeated="4">
          <table:table-cell table:number-columns-repeated="11"/>
        </table:table-row>
        <table:table-row table:style-name="ro3">
          <table:table-cell table:number-columns-repeated="8"/>
          <table:table-cell>
            <draw:frame table:end-cell-address="Tabelle1.K99" table:end-x="0.05cm" table:end-y="0.26cm" draw:z-index="6" draw:style-name="gr1" draw:text-style-name="P1" svg:width="16.022cm" svg:height="8.995cm" svg:x="1.905cm" svg:y="0.297cm">
              <draw:object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2"/>
        </table:table-row>
        <table:table-row table:style-name="ro3" table:number-rows-repeated="6">
          <table:table-cell table:number-columns-repeated="11"/>
        </table:table-row>
        <table:table-row table:style-name="ro3">
          <table:table-cell/>
          <table:table-cell>
            <draw:frame table:end-cell-address="Tabelle1.I106" table:end-x="0.934cm" table:end-y="0.238cm" draw:z-index="5" draw:style-name="gr1" draw:text-style-name="P1" svg:width="15.994cm" svg:height="8.994cm" svg:x="0.747cm" svg:y="0.276cm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8"/>
          <table:table-cell>
            <draw:frame table:end-cell-address="Tabelle1.O106" table:end-x="1.534cm" table:end-y="0.159cm" draw:z-index="1" draw:style-name="gr1" draw:text-style-name="P1" svg:width="15.994cm" svg:height="8.994cm" svg:x="0.274cm" svg:y="0.197cm">
              <draw:object draw:notify-on-update-of-ranges="Tabelle1.C69:Tabelle1.C7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3" table:number-rows-repeated="14">
          <table:table-cell table:number-columns-repeated="11"/>
        </table:table-row>
        <table:table-row table:style-name="ro3">
          <table:table-cell table:number-columns-repeated="8"/>
          <table:table-cell>
            <draw:frame table:end-cell-address="Tabelle1.J121" table:end-x="15.364cm" table:end-y="0.355cm" draw:z-index="3" draw:style-name="gr1" draw:text-style-name="P1" svg:width="15.994cm" svg:height="8.994cm" svg:x="1.628cm" svg:y="0.394cm">
              <draw:object draw:notify-on-update-of-ranges="Tabelle1.E69:Tabelle1.E7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  <table:table-row table:style-name="ro3" table:number-rows-repeated="5">
          <table:table-cell table:number-columns-repeated="11"/>
        </table:table-row>
        <table:table-row table:style-name="ro3">
          <table:table-cell table:number-columns-repeated="10"/>
          <table:table-cell>
            <draw:frame table:end-cell-address="Tabelle1.O127" table:end-x="1.757cm" table:end-y="0.226cm" draw:z-index="2" draw:style-name="gr1" draw:text-style-name="P1" svg:width="16.022cm" svg:height="8.995cm" svg:x="0.469cm" svg:y="0.264cm">
              <draw:object draw:notify-on-update-of-ranges="Tabelle1.D69:Tabelle1.D7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3" table:number-rows-repeated="14">
          <table:table-cell table:number-columns-repeated="11"/>
        </table:table-row>
        <table:table-row table:style-name="ro3">
          <table:table-cell table:number-columns-repeated="8"/>
          <table:table-cell>
            <draw:frame table:end-cell-address="Tabelle1.J142" table:end-x="15.222cm" table:end-y="0.16cm" draw:z-index="4" draw:style-name="gr1" draw:text-style-name="P1" svg:width="15.999cm" svg:height="8.999cm" svg:x="1.481cm" svg:y="0.194cm">
              <draw:object draw:notify-on-update-of-ranges="Tabelle1.F69:Tabelle1.F7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3">03.02.2023</text:date>, <text:time>18:34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n Sezer</meta:initial-creator>
    <meta:creation-date>2023-01-11T13:58:37.90</meta:creation-date>
    <dc:date>2023-02-03T18:34:41.32</dc:date>
    <meta:editing-duration>PT2H58M15S</meta:editing-duration>
    <meta:editing-cycles>70</meta:editing-cycles>
    <meta:generator>OpenOffice/4.1.5$Win32 OpenOffice.org_project/415m1$Build-9789</meta:generator>
    <meta:document-statistic meta:table-count="3" meta:cell-count="46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" chart:maximum="5" chart:interval-major="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91cm" svg:y="0.316cm" chart:style-name="ch2">
          <text:p>Schießen</text:p>
        </chart:title>
        <chart:plot-area chart:style-name="ch3" table:cell-range-address="Tabelle1.A69:Tabelle1.B74" chart:data-source-has-labels="column" svg:x="1.358cm" svg:y="1.635cm" svg:width="14.002cm" svg:height="6.177cm">
          <chartooo:coordinate-region svg:x="1.794cm" svg:y="1.847cm" svg:width="13.566cm" svg:height="5.292cm"/>
          <chart:axis chart:dimension="x" chart:name="primary-x" chart:style-name="ch4" chartooo:axis-type="auto">
            <chartooo:date-scale/>
            <chart:title svg:x="7.362cm" svg:y="7.993cm" chart:style-name="ch5">
              <text:p>Testnummer</text:p>
            </chart:title>
            <chart:categories table:cell-range-address="Tabelle1.A69:Tabelle1.A74"/>
          </chart:axis>
          <chart:axis chart:dimension="y" chart:name="primary-y" chart:style-name="ch6">
            <chart:title svg:x="0.451cm" svg:y="6.857cm" chart:style-name="ch7">
              <text:p>Durchschnittliche Bewertung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Tabelle1.B69:Tabelle1.B7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elle1.A69:Tabelle1.A74</svg:desc>
                </draw:g>
              </table:table-cell>
              <table:table-cell office:value-type="float" office:value="4.4">
                <text:p>4.4</text:p>
                <draw:g>
                  <svg:desc>Tabelle1.B69:Tabelle1.B7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8">
                <text:p>4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" chart:maximum="5" chart:interval-major="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8.995cm" xlink:href=".." xlink:type="simple" chart:class="chart:bar" chart:style-name="ch1">
        <chart:title svg:x="6.551cm" svg:y="0.315cm" chart:style-name="ch2">
          <text:p>Fortbewegung</text:p>
        </chart:title>
        <chart:plot-area chart:style-name="ch3" table:cell-range-address="Tabelle1.C69:Tabelle1.C74" svg:x="1.357cm" svg:y="1.631cm" svg:width="14cm" svg:height="6.177cm">
          <chartooo:coordinate-region svg:x="1.793cm" svg:y="1.843cm" svg:width="13.564cm" svg:height="5.292cm"/>
          <chart:axis chart:dimension="x" chart:name="primary-x" chart:style-name="ch4">
            <chart:title svg:x="7.36cm" svg:y="7.988cm" chart:style-name="ch5">
              <text:p>Testnummer</text:p>
            </chart:title>
          </chart:axis>
          <chart:axis chart:dimension="y" chart:name="primary-y" chart:style-name="ch6">
            <chart:title svg:x="0.451cm" svg:y="6.853cm" chart:style-name="ch7">
              <text:p>Durchschnittliche Bewertung</text:p>
            </chart:title>
            <chart:grid chart:style-name="ch8" chart:class="major"/>
          </chart:axis>
          <chart:series chart:style-name="ch9" chart:values-cell-range-address="Tabelle1.C69:Tabelle1.C7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6">
                <text:p>4.6</text:p>
                <draw:g>
                  <svg:desc>Tabelle1.C69:Tabelle1.C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">
                <text:p>4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" chart:maximum="5" chart:interval-major="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3cm" svg:height="8.996cm" xlink:href=".." xlink:type="simple" chart:class="chart:bar" chart:style-name="ch1">
        <chart:title svg:x="7.134cm" svg:y="0.315cm" chart:style-name="ch2">
          <text:p>Zaubern</text:p>
        </chart:title>
        <chart:plot-area chart:style-name="ch3" table:cell-range-address="Tabelle1.D69:Tabelle1.D74" svg:x="1.358cm" svg:y="1.631cm" svg:width="14.025cm" svg:height="6.178cm">
          <chartooo:coordinate-region svg:x="1.794cm" svg:y="1.843cm" svg:width="13.589cm" svg:height="5.293cm"/>
          <chart:axis chart:dimension="x" chart:name="primary-x" chart:style-name="ch4">
            <chart:title svg:x="7.373cm" svg:y="7.989cm" chart:style-name="ch5">
              <text:p>Testnummer</text:p>
            </chart:title>
          </chart:axis>
          <chart:axis chart:dimension="y" chart:name="primary-y" chart:style-name="ch6">
            <chart:title svg:x="0.451cm" svg:y="6.854cm" chart:style-name="ch7">
              <text:p>Durchschnittliche Bewertung</text:p>
            </chart:title>
            <chart:grid chart:style-name="ch8" chart:class="major"/>
          </chart:axis>
          <chart:series chart:style-name="ch9" chart:values-cell-range-address="Tabelle1.D69:Tabelle1.D7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">
                <text:p>1.2</text:p>
                <draw:g>
                  <svg:desc>Tabelle1.D69:Tabelle1.D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1" chart:interval-major="0.2" chart:interval-minor-divisor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8.995cm" xlink:href=".." xlink:type="simple" chart:class="chart:bar" chart:style-name="ch1">
        <chart:title svg:x="5.903cm" svg:y="0.315cm" chart:style-name="ch2">
          <text:p>Zauber Reproduktion</text:p>
        </chart:title>
        <chart:plot-area chart:style-name="ch3" table:cell-range-address="Tabelle1.E69:Tabelle1.E74" svg:x="1.357cm" svg:y="1.631cm" svg:width="14cm" svg:height="6.177cm">
          <chartooo:coordinate-region svg:x="2.957cm" svg:y="1.843cm" svg:width="12.4cm" svg:height="5.292cm"/>
          <chart:axis chart:dimension="x" chart:name="primary-x" chart:style-name="ch4">
            <chart:title svg:x="7.36cm" svg:y="7.988cm" chart:style-name="ch5">
              <text:p>Testnummer</text:p>
            </chart:title>
          </chart:axis>
          <chart:axis chart:dimension="y" chart:name="primary-y" chart:style-name="ch6">
            <chart:title svg:x="0.451cm" svg:y="6.853cm" chart:style-name="ch7">
              <text:p>Durchschnittliche Bewertung</text:p>
            </chart:title>
            <chart:grid chart:style-name="ch8" chart:class="major"/>
          </chart:axis>
          <chart:series chart:style-name="ch9" chart:values-cell-range-address="Tabelle1.E69:Tabelle1.E7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E69:Tabelle1.E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1" chart:interval-major="0.2" chart:interval-minor-divisor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93cm" svg:y="0.316cm" chart:style-name="ch2">
          <text:p>Zauber Reproduktion Erweitert</text:p>
        </chart:title>
        <chart:plot-area chart:style-name="ch3" table:cell-range-address="Tabelle1.F69:Tabelle1.F74" svg:x="1.358cm" svg:y="1.635cm" svg:width="14.002cm" svg:height="6.177cm">
          <chartooo:coordinate-region svg:x="2.958cm" svg:y="1.847cm" svg:width="12.402cm" svg:height="5.292cm"/>
          <chart:axis chart:dimension="x" chart:name="primary-x" chart:style-name="ch4">
            <chart:title svg:x="7.362cm" svg:y="7.993cm" chart:style-name="ch5">
              <text:p>Testnummer</text:p>
            </chart:title>
          </chart:axis>
          <chart:axis chart:dimension="y" chart:name="primary-y" chart:style-name="ch6">
            <chart:title svg:x="0.451cm" svg:y="6.857cm" chart:style-name="ch7">
              <text:p>Durchschnittliche Bewertung</text:p>
            </chart:title>
            <chart:grid chart:style-name="ch8" chart:class="major"/>
          </chart:axis>
          <chart:series chart:style-name="ch9" chart:values-cell-range-address="Tabelle1.F69:Tabelle1.F7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F69:Tabelle1.F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1">
      <number:number number:decimal-places="2" number:min-integer-digits="1"/>
      <number:text>%</number:text>
    </number:percentage-style>
    <number:date-style style:name="N16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1" chart:interval-major="0.2" chart:interval-minor-divisor="2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8.995cm" xlink:href="." xlink:type="simple" chart:class="chart:bar" chart:style-name="ch1">
        <chart:title svg:x="5.863cm" svg:y="0.315cm" chart:style-name="ch2">
          <text:p>Verständnis des Ziels</text:p>
        </chart:title>
        <chart:plot-area chart:style-name="ch3" chart:data-source-has-labels="both" svg:x="1.357cm" svg:y="1.631cm" svg:width="14cm" svg:height="6.177cm">
          <chartooo:coordinate-region svg:x="2.957cm" svg:y="1.843cm" svg:width="12.4cm" svg:height="5.292cm"/>
          <chart:axis chart:dimension="x" chart:name="primary-x" chart:style-name="ch4" chartooo:axis-type="text">
            <chart:title svg:x="7.36cm" svg:y="7.988cm" chart:style-name="ch5">
              <text:p>Testnummer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6.853cm" chart:style-name="ch7">
              <text:p>Durchschnittliche Bewertung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" chart:maximum="5" chart:interval-major="1" chart:interval-minor-divis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3cm" svg:height="8.996cm" xlink:href="." xlink:type="simple" chart:class="chart:bar" chart:style-name="ch1">
        <chart:title svg:x="7.412cm" svg:y="0.315cm" chart:style-name="ch2">
          <text:p>Spaß</text:p>
        </chart:title>
        <chart:plot-area chart:style-name="ch3" chart:data-source-has-labels="both" svg:x="1.358cm" svg:y="1.631cm" svg:width="14.025cm" svg:height="6.178cm">
          <chartooo:coordinate-region svg:x="1.794cm" svg:y="1.843cm" svg:width="13.589cm" svg:height="5.293cm"/>
          <chart:axis chart:dimension="x" chart:name="primary-x" chart:style-name="ch4" chartooo:axis-type="text">
            <chart:title svg:x="7.373cm" svg:y="7.989cm" chart:style-name="ch5">
              <text:p>Testnummer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6.854cm" chart:style-name="ch7">
              <text:p>Durchschnittliche Bewertung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